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200000196F5C26B8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as-char" svg:width="15.228cm" svg:height="9.172cm" draw:z-index="0"><draw:image xlink:href="Pictures/10000000000002A200000196F5C26B8B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4-14T19:44:33.257633104</meta:creation-date>
    <dc:date>2014-04-14T19:45:00.841292716</dc:date>
    <dc:creator>sertac </dc:creator>
    <meta:editing-duration>P0D</meta:editing-duration>
    <meta:editing-cycles>1</meta:editing-cycles>
    <meta:document-statistic meta:table-count="0" meta:image-count="1" meta:object-count="0" meta:page-count="1" meta:paragraph-count="1" meta:word-count="0" meta:character-count="0" meta:non-whitespace-character-count="0"/>
    <meta:generator>LibreOffice/4.1.2.3$Linux_X86_64 LibreOffice_project/410m0$Build-3</meta:generator>
  </office:meta>
</office:document-meta>
</file>